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 style:data-style-name="N122">
      <style:table-cell-properties fo:border="0.06pt solid #000000"/>
    </style:style>
    <style:style style:name="ce6" style:family="table-cell" style:parent-style-name="Default" style:data-style-name="N122">
      <style:table-cell-properties fo:background-color="#89c765" fo:border="0.06pt solid #000000"/>
    </style:style>
    <style:style style:name="ce7" style:family="table-cell" style:parent-style-name="Default" style:data-style-name="N121">
      <style:table-cell-properties fo:background-color="#89c765" fo:border="0.06pt solid #000000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mpuesto</text:p>
          </table:table-cell>
          <table:table-cell office:value-type="string" calcext:value-type="string">
            <text:p>Ci (mM)</text:p>
          </table:table-cell>
          <table:table-cell office:value-type="string" calcext:value-type="string">
            <text:p>Vi (mL)</text:p>
          </table:table-cell>
          <table:table-cell table:style-name="Default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HCO3</text:p>
          </table:table-cell>
          <table:table-cell office:value-type="float" office:value="0.173838" calcext:value-type="float">
            <text:p>0.173838</text:p>
          </table:table-cell>
          <table:table-cell office:value-type="float" office:value="1.3" calcext:value-type="float">
            <text:p>1.3</text:p>
          </table:table-cell>
          <table:table-cell table:formula="of:=[.B2]*[.C2]" office:value-type="float" office:value="0.2259894" calcext:value-type="float">
            <text:p>0.22599</text:p>
          </table:table-cell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0.25167" calcext:value-type="float">
            <text:p>0.25167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0.25167" calcext:value-type="float">
            <text:p>0.25167</text:p>
          </table:table-cell>
        </table:table-row>
      </table:table>
      <table:table table:name="0.1 M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2" table:default-cell-style-name="ce5"/>
        <table:table-column table:style-name="co1" table:default-cell-style-name="ce3"/>
        <table:table-row table:style-name="ro1">
          <table:table-cell table:style-name="ce2" office:value-type="string" calcext:value-type="string">
            <text:p>KHCO3</text:p>
          </table:table-cell>
          <table:table-cell table:number-columns-repeated="3"/>
          <table:table-cell table:style-name="ce2" office:value-type="string" calcext:value-type="string">
            <text:p>Hcl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f (M)</text:p>
          </table:table-cell>
          <table:table-cell office:value-type="float" office:value="0.1" calcext:value-type="float">
            <text:p>0.1</text:p>
          </table:table-cell>
          <table:table-cell table:formula="of:=[.B2]" office:value-type="float" office:value="0.1" calcext:value-type="float">
            <text:p>0.1</text:p>
          </table:table-cell>
          <table:table-cell/>
          <table:table-cell office:value-type="string" calcext:value-type="string">
            <text:p>Cf (M)</text:p>
          </table:table-cell>
          <table:table-cell office:value-type="float" office:value="0.5" calcext:value-type="float">
            <text:p>0.5</text:p>
          </table:table-cell>
          <table:table-cell table:formula="of:=[.F2]" office:value-type="float" office:value="0.5" calcext:value-type="float">
            <text:p>0.500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f (mL)</text:p>
          </table:table-cell>
          <table:table-cell office:value-type="float" office:value="10" calcext:value-type="float">
            <text:p>10</text:p>
          </table:table-cell>
          <table:table-cell table:formula="of:=[.B3]/1000" office:value-type="float" office:value="0.01" calcext:value-type="float">
            <text:p>0.01</text:p>
          </table:table-cell>
          <table:table-cell/>
          <table:table-cell office:value-type="string" calcext:value-type="string">
            <text:p>Vf (mL)</text:p>
          </table:table-cell>
          <table:table-cell office:value-type="float" office:value="25" calcext:value-type="float">
            <text:p>25</text:p>
          </table:table-cell>
          <table:table-cell table:formula="of:=[.F3]/1000" office:value-type="float" office:value="0.025" calcext:value-type="float">
            <text:p>0.025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p (g/mol)</text:p>
          </table:table-cell>
          <table:table-cell office:value-type="float" office:value="100.12" calcext:value-type="float">
            <text:p>100.12</text:p>
          </table:table-cell>
          <table:table-cell table:formula="of:=[.B4]" office:value-type="float" office:value="100.12" calcext:value-type="float">
            <text:p>100.12</text:p>
          </table:table-cell>
          <table:table-cell/>
          <table:table-cell office:value-type="string" calcext:value-type="string">
            <text:p>% C</text:p>
          </table:table-cell>
          <table:table-cell table:style-name="ce4" office:value-type="float" office:value="37" calcext:value-type="float">
            <text:p>37</text:p>
          </table:table-cell>
          <table:table-cell table:formula="of:=10*([.F4]*[.F5])/[.F6]" office:value-type="float" office:value="12.177729018102" calcext:value-type="float">
            <text:p>12.1777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table:formula="of:=[.C4]*[.C3]*[.C2]" office:value-type="float" office:value="0.10012" calcext:value-type="float">
            <text:p>0.100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nsity (g/mL)</text:p>
          </table:table-cell>
          <table:table-cell table:style-name="ce4" office:value-type="float" office:value="1.2" calcext:value-type="float">
            <text:p>1.2</text:p>
          </table:table-cell>
          <table:table-cell table:style-name="ce6" table:formula="of:=[.G3]*[.G2]/[.G4]" office:value-type="float" office:value="0.00102646396396396" calcext:value-type="float">
            <text:p>0.00103</text:p>
          </table:table-cell>
          <table:table-cell office:value-type="string" calcext:value-type="string">
            <text:p>Vi (L)</text:p>
          </table:table-cell>
        </table:table-row>
        <table:table-row table:style-name="ro1">
          <table:table-cell table:number-columns-repeated="2"/>
          <table:table-cell table:formula="of:=[.C5]*1000" office:value-type="float" office:value="100.12" calcext:value-type="float">
            <text:p>100.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p (g/mol)</text:p>
          </table:table-cell>
          <table:table-cell office:value-type="float" office:value="36.46" calcext:value-type="float">
            <text:p>36.46</text:p>
          </table:table-cell>
          <table:table-cell table:style-name="ce7" table:formula="of:=[.G5]*1000" office:value-type="float" office:value="1.02646396396396" calcext:value-type="float">
            <text:p>1.026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8" table:formula="of:=[.G6]*1000" office:value-type="float" office:value="1026.46396396396" calcext:value-type="float">
            <text:p>1026.46</text:p>
          </table:table-cell>
          <table:table-cell table:style-name="Default" office:value-type="string" calcext:value-type="string">
            <text:p>uL</text:p>
          </table:table-cell>
        </table:table-row>
      </table:table>
      <table:table table:name="mM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KHCO3</text:p>
          </table:table-cell>
          <table:table-cell table:number-columns-repeated="4"/>
          <table:table-cell office:value-type="string" calcext:value-type="string">
            <text:p>Hc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f (mM)</text:p>
          </table:table-cell>
          <table:table-cell table:style-name="ce3" office:value-type="float" office:value="0.17" calcext:value-type="float">
            <text:p>0.17</text:p>
          </table:table-cell>
          <table:table-cell table:style-name="ce5" table:formula="of:=[.B2]*0.001" office:value-type="float" office:value="0.00017" calcext:value-type="float">
            <text:p>0.00017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Cf (mM)</text:p>
          </table:table-cell>
          <table:table-cell table:style-name="ce3" office:value-type="float" office:value="0.25" calcext:value-type="float">
            <text:p>0.25</text:p>
          </table:table-cell>
          <table:table-cell table:style-name="ce5" table:formula="of:=[.G2]*0.001" office:value-type="float" office:value="0.00025" calcext:value-type="float">
            <text:p>0.00025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Vf (mL)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[.B3]" office:value-type="float" office:value="100" calcext:value-type="float">
            <text:p>100.00000</text:p>
          </table:table-cell>
          <table:table-cell table:style-name="ce3" office:value-type="string" calcext:value-type="string">
            <text:p>mL</text:p>
          </table:table-cell>
          <table:table-cell table:style-name="ce3"/>
          <table:table-cell table:style-name="ce3" office:value-type="string" calcext:value-type="string">
            <text:p>Vf (mL)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[.G3]" office:value-type="float" office:value="100" calcext:value-type="float">
            <text:p>100.00000</text:p>
          </table:table-cell>
          <table:table-cell table:style-name="ce3" office:value-type="string" calcext:value-type="string">
            <text:p>mL</text:p>
          </table:table-cell>
        </table:table-row>
        <table:table-row table:style-name="ro1">
          <table:table-cell table:style-name="ce3"/>
          <table:table-cell table:style-name="ce4"/>
          <table:table-cell table:style-name="ce5" table:formula="of:=0.1" office:value-type="float" office:value="0.1" calcext:value-type="float">
            <text:p>0.10000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% C</text:p>
          </table:table-cell>
          <table:table-cell table:style-name="ce4" office:value-type="float" office:value="3.01" calcext:value-type="float">
            <text:p>3.01</text:p>
          </table:table-cell>
          <table:table-cell table:style-name="ce5" table:formula="of:=10*([.G4]*[.G5])/[.G6]" office:value-type="float" office:value="0.836155874931432" calcext:value-type="float">
            <text:p>0.83616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/>
          <table:table-cell table:style-name="ce4"/>
          <table:table-cell table:style-name="ce6" table:formula="of:=[.C3]*[.C2]/[.C4]" office:value-type="float" office:value="0.17" calcext:value-type="float">
            <text:p>0.17000</text:p>
          </table:table-cell>
          <table:table-cell table:style-name="ce3" office:value-type="string" calcext:value-type="string">
            <text:p>Vi (mL)</text:p>
          </table:table-cell>
          <table:table-cell table:style-name="ce3"/>
          <table:table-cell table:style-name="ce3" office:value-type="string" calcext:value-type="string">
            <text:p>Density (g/mL)</text:p>
          </table:table-cell>
          <table:table-cell table:style-name="ce4" office:value-type="float" office:value="1.012832" calcext:value-type="float">
            <text:p>1.012832</text:p>
          </table:table-cell>
          <table:table-cell table:style-name="ce6" table:formula="of:=[.H3]*[.H2]/[.H4]" office:value-type="float" office:value="0.0298987315039198" calcext:value-type="float">
            <text:p>0.02990</text:p>
          </table:table-cell>
          <table:table-cell table:style-name="ce3" office:value-type="string" calcext:value-type="string">
            <text:p>Vi (mL)</text:p>
          </table:table-cell>
        </table:table-row>
        <table:table-row table:style-name="ro1">
          <table:table-cell table:style-name="ce3" table:number-columns-repeated="2"/>
          <table:table-cell table:style-name="ce7" table:formula="of:=[.C5]*1000" office:value-type="float" office:value="170" calcext:value-type="float">
            <text:p>170.0000</text:p>
          </table:table-cell>
          <table:table-cell table:style-name="ce3" office:value-type="string" calcext:value-type="string">
            <text:p>uL</text:p>
          </table:table-cell>
          <table:table-cell table:style-name="ce3"/>
          <table:table-cell table:style-name="ce3" office:value-type="string" calcext:value-type="string">
            <text:p>mp (g/mol)</text:p>
          </table:table-cell>
          <table:table-cell table:style-name="ce3" office:value-type="float" office:value="36.46" calcext:value-type="float">
            <text:p>36.46</text:p>
          </table:table-cell>
          <table:table-cell table:style-name="ce7" table:formula="of:=[.H5]*1000" office:value-type="float" office:value="29.8987315039198" calcext:value-type="float">
            <text:p>29.8987</text:p>
          </table:table-cell>
          <table:table-cell table:style-name="ce3" office:value-type="string" calcext:value-type="string">
            <text:p>u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_i</text:p>
          </table:table-cell>
          <table:table-cell office:value-type="string" calcext:value-type="string">
            <text:p>m_i</text:p>
          </table:table-cell>
          <table:table-cell office:value-type="string" calcext:value-type="string">
            <text:p>m_h2o</text:p>
          </table:table-cell>
          <table:table-cell office:value-type="string" calcext:value-type="string">
            <text:p>rho_i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KHCO3</text:p>
          </table:table-cell>
          <table:table-cell office:value-type="float" office:value="0.1022577" calcext:value-type="float">
            <text:p>0.1022577</text:p>
          </table:table-cell>
          <table:table-cell office:value-type="float" office:value="0.1709" calcext:value-type="float">
            <text:p>0.1709</text:p>
          </table:table-cell>
          <table:table-cell office:value-type="float" office:value="99.5657" calcext:value-type="float">
            <text:p>99.5657</text:p>
          </table:table-cell>
          <table:table-cell office:value-type="float" office:value="1.003662" calcext:value-type="float">
            <text:p>1.003662</text:p>
          </table:table-cell>
          <table:table-cell office:value-type="float" office:value="0.998215" calcext:value-type="float">
            <text:p>0.998215</text:p>
          </table:table-cell>
          <table:table-cell table:formula="of:=[.B9]*[.C9]*[.F9]/(([.C9]+[.D9])*[.E9])" office:value-type="float" office:value="0.000174268997957367" calcext:value-type="float">
            <text:p>0.000174268997957</text:p>
          </table:table-cell>
          <table:table-cell table:formula="of:=[.G9]*1000" office:value-type="float" office:value="0.174268997957367" calcext:value-type="float">
            <text:p>0.174268997957367</text:p>
          </table:table-cell>
          <table:table-cell/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0.84" calcext:value-type="float">
            <text:p>0.84</text:p>
          </table:table-cell>
          <table:table-cell office:value-type="float" office:value="0.0297" calcext:value-type="float">
            <text:p>0.0297</text:p>
          </table:table-cell>
          <table:table-cell office:value-type="float" office:value="99.5553" calcext:value-type="float">
            <text:p>99.5553</text:p>
          </table:table-cell>
          <table:table-cell office:value-type="float" office:value="1.012832" calcext:value-type="float">
            <text:p>1.012832</text:p>
          </table:table-cell>
          <table:table-cell office:value-type="float" office:value="0.998205" calcext:value-type="float">
            <text:p>0.998205</text:p>
          </table:table-cell>
          <table:table-cell table:formula="of:=[.B10]*[.C10]*[.F10]/(([.C10]+[.D10])*[.E10])" office:value-type="float" office:value="0.000246901730781841" calcext:value-type="float">
            <text:p>0.000246901730782</text:p>
          </table:table-cell>
          <table:table-cell table:formula="of:=[.G10]*1000" office:value-type="float" office:value="0.246901730781841" calcext:value-type="float">
            <text:p>0.2469017307818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22:35:34.227497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21:23.155575560</meta:creation-date>
    <dc:date>2018-11-27T23:12:57.639312451</dc:date>
    <meta:editing-duration>PT8H11M59S</meta:editing-duration>
    <meta:editing-cycles>2</meta:editing-cycles>
    <meta:generator>LibreOffice/6.0.6.2$Linux_X86_64 LibreOffice_project/00m0$Build-2</meta:generator>
    <meta:document-statistic meta:table-count="3" meta:cell-count="108" meta:object-count="0"/>
  </office:meta>
</office:document-meta>
</file>